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8000001E96B46ED38.png"/>
  <manifest:file-entry manifest:media-type="image/png" manifest:full-path="Pictures/1000020100000369000001EEBDA761C9.png"/>
  <manifest:file-entry manifest:media-type="image/png" manifest:full-path="Pictures/100002010000036A000001EAEF840B28.png"/>
  <manifest:file-entry manifest:media-type="image/png" manifest:full-path="Pictures/100002010000036A000001ED3CA93786.png"/>
  <manifest:file-entry manifest:media-type="image/png" manifest:full-path="Pictures/100002010000036A000001F3090E2E3D.png"/>
  <manifest:file-entry manifest:media-type="image/png" manifest:full-path="Pictures/1000020100000364000001EFB57FE4CE.png"/>
  <manifest:file-entry manifest:media-type="image/png" manifest:full-path="Pictures/1000020100000369000001EAB691B1DF.png"/>
  <manifest:file-entry manifest:media-type="image/png" manifest:full-path="Pictures/1000020100000366000001EF89038A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904cm" draw:z-index="0"><draw:image xlink:href="Pictures/1000020100000364000001EFB57FE4CE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909cm" draw:z-index="1"><draw:image xlink:href="Pictures/100002010000036A000001F3090E2E3D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893cm" draw:z-index="2"><draw:image xlink:href="Pictures/1000020100000366000001EF89038A40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851cm" draw:z-index="3"><draw:image xlink:href="Pictures/100002010000036A000001ED3CA93786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865cm" draw:z-index="4"><draw:image xlink:href="Pictures/1000020100000369000001EEBDA761C9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8.601cm" svg:height="4.821cm" draw:z-index="5"><draw:image xlink:href="Pictures/100002010000036A000001EAEF840B28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7" text:anchor-type="paragraph" svg:width="8.601cm" svg:height="4.822cm" draw:z-index="6"><draw:image xlink:href="Pictures/1000020100000368000001E96B46ED38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8" text:anchor-type="paragraph" svg:width="8.601cm" svg:height="4.826cm" draw:z-index="7"><draw:image xlink:href="Pictures/1000020100000369000001EAB691B1DF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10T10:34:38.83</meta:creation-date>
    <meta:document-statistic meta:table-count="1" meta:image-count="8" meta:object-count="0" meta:page-count="1" meta:paragraph-count="0" meta:word-count="0" meta:character-count="0"/>
    <dc:date>2015-10-10T10:37:53.45</dc:date>
    <dc:creator>Giovanni Gallo</dc:creator>
    <meta:editing-duration>PT3M14S</meta:editing-duration>
    <meta:editing-cycles>1</meta:editing-cycles>
    <meta:generator>OpenOffice/4.1.1$Win32 OpenOffice.org_project/411m6$Build-9775</meta:generator>
  </office:meta>
</office:document-meta>
</file>